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E0000035E01530CE9680601F2.png" manifest:media-type="image/png"/>
  <manifest:file-entry manifest:full-path="Pictures/10000000000003CD00000226B0F0850CED8A02E2.png" manifest:media-type="image/png"/>
  <manifest:file-entry manifest:full-path="Pictures/10000000000003D1000002FC9000B2A10F1D18E4.png" manifest:media-type="image/png"/>
  <manifest:file-entry manifest:full-path="Pictures/10000000000003CC000003A16C732C91081E5D80.png" manifest:media-type="image/png"/>
  <manifest:file-entry manifest:full-path="Pictures/100000000000036A0000011085C3C83300DD2E2D.png" manifest:media-type="image/png"/>
  <manifest:file-entry manifest:full-path="Pictures/10000000000003CC000002BE9FDE93537ADFADA4.png" manifest:media-type="image/png"/>
  <manifest:file-entry manifest:full-path="Pictures/10000000000003CE00000360FAD883F92CB91F92.png" manifest:media-type="image/png"/>
  <manifest:file-entry manifest:full-path="Pictures/10000000000003CF0000028F65A10C2FAABD1AC2.png" manifest:media-type="image/pn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36C000003802ED186E58599F928.png" manifest:media-type="image/png"/>
  <manifest:file-entry manifest:full-path="Pictures/10000000000003CE0000026E1D927BDDFDA5AE48.png" manifest:media-type="image/png"/>
  <manifest:file-entry manifest:full-path="Pictures/10000000000003CE0000037477D657067695BF79.png" manifest:media-type="image/png"/>
  <manifest:file-entry manifest:full-path="Pictures/100000000000036B000002DEE17053E5DB99E7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1-notes">
      <style:graphic-properties draw:fill-color="#ffffff" draw:auto-grow-height="true" fo:min-height="13.364cm"/>
    </style:style>
    <style:style style:name="pr2" style:family="presentation" style:parent-style-name="Forestbi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0.695cm" svg:height="18.784cm" svg:x="0.905cm" svg:y="0.216cm">
          <draw:image xlink:href="Pictures/10000000000003CE0000037477D657067695B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2.4cm" svg:height="19.095cm" svg:x="0.2cm" svg:y="0cm">
          <draw:image xlink:href="Pictures/100000000000036B000002DEE17053E5DB99E7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3.759cm" svg:height="15.172cm" svg:x="0.468cm" svg:y="0.228cm">
          <draw:image xlink:href="Pictures/10000000000003CE0000026E1D927BDDFDA5AE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4.369cm" svg:height="19cm" svg:x="0.231cm" svg:y="0.2cm">
          <draw:image xlink:href="Pictures/10000000000003CE00000360FAD883F92CB91F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7.569cm" svg:height="19cm" svg:x="0.231cm" svg:y="0.2cm">
          <draw:image xlink:href="Pictures/10000000000003CC000002BE9FDE93537ADFAD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0cm" svg:height="19.115cm" svg:x="0cm" svg:y="0cm">
          <draw:image xlink:href="Pictures/10000000000003CC000003A16C732C91081E5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4.596cm" svg:height="18.921cm" svg:x="0.004cm" svg:y="0.192cm">
          <draw:image xlink:href="Pictures/10000000000003D1000002FC9000B2A10F1D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5.743cm" svg:height="14.551cm" svg:x="0cm" svg:y="0.049cm">
          <draw:image xlink:href="Pictures/10000000000003CD00000226B0F0850CED8A02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5.796cm" svg:height="17.329cm" svg:x="1.098cm" svg:y="1.82cm">
          <draw:image xlink:href="Pictures/10000000000003CF0000028F65A10C2FAABD1A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19.539cm" svg:height="19.184cm" svg:x="0.061cm" svg:y="0.016cm">
          <draw:image xlink:href="Pictures/100000000000036E0000035E01530CE968060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6.993cm" svg:height="8.4cm" svg:x="0.4cm" svg:y="1.2cm">
          <draw:image xlink:href="Pictures/100000000000036A0000011085C3C83300DD2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0.53cm" svg:height="20.999cm" svg:x="0.07cm" svg:y="0.001cm">
          <draw:image xlink:href="Pictures/100000000000036C000003802ED186E58599F9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6:57:35.783655100</meta:creation-date>
    <meta:editing-duration>PT12M4S</meta:editing-duration>
    <meta:editing-cycles>4</meta:editing-cycles>
    <meta:generator>LibreOffice/6.0.7.3$Linux_X86_64 LibreOffice_project/00m0$Build-3</meta:generator>
    <dc:title>Forestbird</dc:title>
    <dc:date>2020-04-14T17:09:40.568252039</dc:date>
    <meta:document-statistic meta:object-count="90"/>
  </office:meta>
</office:document-meta>
</file>